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text-properties fo:font-size="8pt" fo:font-weight="bold" style:font-size-asian="8pt" style:font-weight-asian="bold" style:font-size-complex="8pt"/>
    </style:style>
    <style:style style:name="P4" style:family="paragraph" style:parent-style-name="Header">
      <style:text-properties fo:font-size="8pt" style:font-size-asian="8pt" style:font-size-complex="8pt"/>
    </style:style>
    <style:style style:name="P5" style:family="paragraph" style:parent-style-name="Header">
      <style:text-properties fo:font-size="8pt" fo:font-weight="bold" style:font-size-asian="8pt" style:font-weight-asian="bold" style:font-size-complex="8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 style:list-style-name="WW8Num1">
      <style:paragraph-properties fo:margin-left="0.4957in" fo:margin-right="0in" fo:margin-top="0in" fo:margin-bottom="0.0835in" fo:text-indent="-0.248in" style:auto-text-indent="false"/>
      <style:text-properties fo:font-size="10pt" style:font-size-asian="10pt" style:font-size-complex="10pt"/>
    </style:style>
    <style:style style:name="P8" style:family="paragraph" style:parent-style-name="Standard" style:list-style-name="WW8Num1">
      <style:paragraph-properties fo:margin-left="0.4957in" fo:margin-right="0in" fo:margin-top="0.0835in" fo:margin-bottom="0.0835in" fo:text-indent="-0.248in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 fo:font-weight="bold" style:font-weight-asian="bold"/>
    </style:style>
    <style:style style:name="T3" style:family="text">
      <style:text-properties style:text-position="super 58%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>1) Qu’appelle –t-on « le numérique »</text:p>
      <text:p text:style-name="Standard"/>
      <text:p text:style-name="Standard">2) En informatique en quoi consiste « l’information » ?</text:p>
      <text:p text:style-name="Standard"/>
      <text:p text:style-name="Standard"/>
      <text:p text:style-name="Standard">3) Qui était Alan Turing ?</text:p>
      <text:p text:style-name="Standard"/>
      <text:p text:style-name="Standard"/>
      <text:p text:style-name="Standard">4) Qui était Ada Lovelace ?</text:p>
      <text:p text:style-name="Standard"/>
      <text:p text:style-name="Standard"/>
      <text:p text:style-name="Standard">5) Compléter :</text:p>
      <text:list xml:id="list1693352296" text:style-name="WW8Num1">
        <text:list-item>
          <text:p text:style-name="P7">Une image de 800x600 en 32 couleurs <text:s text:c="2"/>fait ……………… bits = ………………… octets = ………………. ko </text:p>
        </text:list-item>
        <text:list-item>
          <text:p text:style-name="P7">Une image de 800x600 en 256 couleurs fait ……………… bits = …………….. octets = ………… ko </text:p>
        </text:list-item>
        <text:list-item>
          <text:p text:style-name="P7">Une image de 800x600 en 16 millions de couleurs fait …………… bits = …………….. octets = ……….. Mo </text:p>
        </text:list-item>
        <text:list-item>
          <text:p text:style-name="P8">Avec un affichage réglé à 1920x1080 et 32 bits , l'image du papier peint (fond d'écran) du bureau aura une taille d’à peu près …………………. </text:p>
        </text:list-item>
      </text:list>
      <text:p text:style-name="Standard">6) A quoi sert le code ASCII et les tables dérivées de ce code ?</text:p>
      <text:p text:style-name="Standard"/>
      <text:p text:style-name="Standard"/>
      <text:p text:style-name="Standard"/>
      <text:p text:style-name="Standard">7) Combien d’octets occupe la phrase «  Enfin les vacances ! » en code ASCII.</text:p>
      <text:p text:style-name="Standard"/>
      <text:p text:style-name="Standard"/>
      <text:p text:style-name="Standard"/>
      <text:p text:style-name="Standard">8) A quoi servait le bit de parité dans le code ASCII ?</text:p>
      <text:p text:style-name="Standard"/>
      <text:p text:style-name="Standard"/>
      <text:p text:style-name="Standard"/>
      <text:p text:style-name="Standard">9) Quels sont les cinq « ingrédients » d’un algorithme ?</text:p>
      <text:p text:style-name="Standard"/>
      <text:p text:style-name="Standard"/>
      <text:p text:style-name="Standard"/>
      <text:p text:style-name="Standard"/>
      <text:p text:style-name="Standard"/>
      <text:p text:style-name="Standard">10) Ecrire l’algorithme simple qui permet de convertir les francs en euros.</text:p>
      <text:p text:style-name="Standard"/>
      <text:p text:style-name="Standard"/>
      <text:p text:style-name="Standard"/>
      <text:p text:style-name="Standard"/>
      <text:p text:style-name="Standard"/>
      <text:p text:style-name="Standard">11) Convertir les nombres entiers suivant en binaire : 18 <text:s/>, <text:s text:c="2"/>64 <text:s/>, <text:s text:c="3"/>101.</text:p>
      <text:p text:style-name="Standard">Rédiger les calculs au dos de la feuille.</text:p>
      <text:p text:style-name="Standard"/>
      <text:p text:style-name="Standard">12) Convertir les nombres binaires suivant en nombres entiers : 111 <text:s/>, 10101 , 10000 </text:p>
      <text:p text:style-name="Standard">Rédiger les calculs au dos de la feui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text-properties fo:font-size="8pt" fo:font-weight="bold" style:font-size-asian="8pt" style:font-weight-asian="bold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T1" style:family="text">
      <style:text-properties fo:font-weight="bold" style:font-weight-asian="bold"/>
    </style:style>
    <style:style style:name="MT2" style:family="text">
      <style:text-properties style:text-position="super 58%" fo:font-weight="bold" style:font-weight-asian="bold"/>
    </style:style>
    <style:style style:name="MT3" style:family="text">
      <style:text-properties fo:font-size="14pt" fo:font-weight="normal" style:font-size-asian="14pt" style:font-weight-asian="normal" style:font-size-complex="14pt" style:font-weight-complex="normal"/>
    </style:style>
    <style:style style:name="MT4" style:family="text">
      <style:text-properties fo:font-size="14pt" fo:font-weight="bold" style:font-size-asian="14pt" style:font-weight-asian="bold" style:font-size-complex="14pt"/>
    </style:style>
    <style:style style:name="MT5" style:family="text">
      <style:text-properties fo:font-size="10pt" fo:font-weight="normal" style:font-size-asian="10pt" style:font-weight-asian="normal" style:font-size-complex="10pt" style:font-weight-complex="normal"/>
    </style:style>
    <style:style style:name="MT6" style:family="text">
      <style:text-properties style:text-position="super 58%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8.2681in" fo:page-height="11.6929in" style:num-format="1" style:print-orientation="portrait" fo:margin-top="0.4925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3937in" fo:margin-left="0.3937in" fo:margin-right="0.3937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</text:span><text:span text:style-name="MT2">nde</text:span><text:span text:style-name="MT1"> – Informatique et société du numérique – Devoir Maison 1 <text:s/></text:span><text:span text:style-name="MT3">(activité sans ordinateur)</text:span><text:span text:style-name="MT4">.</text:span></text:p>
        <text:p text:style-name="MP2"><text:span text:style-name="MT5">Dominique Larrieu, Pr. de Mathématiques, Lycée Régional de Valbonne, exercices pour classes de 2</text:span><text:span text:style-name="MT6">nd</text:span><text:span text:style-name="MT5">.</text:span></text:p>
        <text:p text:style-name="MP3"/>
        <text:p text:style-name="MP3"/>
        <text:p text:style-name="MP4">Nom :<text:tab/>Prénom :<text:tab/>Groupe :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Qu’appelle –t-on « le numérique »</dc:title>
    <meta:initial-creator>lycée Audiberti</meta:initial-creator>
    <meta:creation-date>2010-10-21T10:48:00</meta:creation-date>
    <dc:creator>Thierry Vieville</dc:creator>
    <dc:date>2010-11-12T11:44:20</dc:date>
    <meta:print-date>2010-11-07T12:11:00</meta:print-date>
    <meta:editing-cycles>6</meta:editing-cycles>
    <meta:editing-duration>PT00H06M29S</meta:editing-duration>
    <meta:generator>OpenOffice.org/3.1$Linux OpenOffice.org_project/310m19$Build-9420</meta:generator>
    <meta:document-statistic meta:table-count="0" meta:image-count="0" meta:object-count="0" meta:page-count="1" meta:paragraph-count="21" meta:word-count="262" meta:character-count="1338"/>
  </office:meta>
</office:document-meta>
</file>